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https://www.youtube.com/watch?v=3XlZWpLwvvo</text:p>
      <text:p text:style-name="P1"/>
      <text:p text:style-name="P1">Web para aprender a usar git, comandos básic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99.4</meta:generator>
  </office:meta>
</office:document-meta>
</file>